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fo:language="de" fo:country="DE" officeooo:paragraph-rsid="001426ba"/>
    </style:style>
    <style:style style:name="P2" style:family="paragraph" style:parent-style-name="Standard">
      <style:text-properties fo:language="de" fo:country="DE" style:text-underline-style="solid" style:text-underline-width="auto" style:text-underline-color="font-color" fo:font-weight="bold" officeooo:rsid="0014dea9" officeooo:paragraph-rsid="0014dea9" style:font-weight-asian="bold" style:font-weight-complex="bold"/>
    </style:style>
    <style:style style:name="P3" style:family="paragraph" style:parent-style-name="Standard">
      <style:text-properties fo:language="de" fo:country="DE" style:text-underline-style="solid" style:text-underline-width="auto" style:text-underline-color="font-color" fo:font-weight="bold" officeooo:rsid="00155499" officeooo:paragraph-rsid="00155499" style:font-weight-asian="bold" style:font-weight-complex="bold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text-properties fo:language="de" fo:country="DE" officeooo:paragraph-rsid="0014dea9"/>
    </style:style>
    <style:style style:name="P6" style:family="paragraph" style:parent-style-name="Standard">
      <style:text-properties fo:language="de" fo:country="DE" style:text-underline-style="none" fo:font-weight="normal" officeooo:rsid="0014dea9" officeooo:paragraph-rsid="0014dea9" style:font-weight-asian="normal" style:font-weight-complex="normal"/>
    </style:style>
    <style:style style:name="P7" style:family="paragraph" style:parent-style-name="Standard">
      <style:text-properties fo:language="de" fo:country="DE" style:text-underline-style="none" fo:font-weight="normal" officeooo:rsid="00155499" officeooo:paragraph-rsid="00155499" style:font-weight-asian="normal" style:font-weight-complex="normal"/>
    </style:style>
    <style:style style:name="P8" style:family="paragraph" style:parent-style-name="Standard">
      <style:text-properties fo:language="de" fo:country="DE" style:text-underline-style="none" fo:font-weight="normal" officeooo:rsid="0016977b" officeooo:paragraph-rsid="00155499" style:font-weight-asian="normal" style:font-weight-complex="normal"/>
    </style:style>
    <style:style style:name="P9" style:family="paragraph" style:parent-style-name="Standard">
      <style:text-properties fo:color="#fcfcfa" loext:opacity="100%" style:font-name="Droid Sans Mono" fo:font-size="10.5pt" fo:language="de" fo:country="DE" style:text-underline-style="none" fo:font-weight="normal" officeooo:rsid="0016977b" officeooo:paragraph-rsid="00155499" fo:background-color="#2d2a2e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color="#fcfcfa" loext:opacity="100%" style:font-name="Droid Sans Mono" fo:font-size="10.5pt" fo:language="de" fo:country="DE" style:text-underline-style="none" fo:font-weight="normal" officeooo:rsid="0016977b" officeooo:paragraph-rsid="001a45ab" fo:background-color="#2d2a2e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style:line-height-at-least="0.635cm"/>
      <style:text-properties fo:color="#fcfcfa" loext:opacity="100%" style:font-name="Droid Sans Mono" fo:font-size="10.5pt" fo:font-weight="normal" fo:background-color="#2d2a2e" style:font-size-asian="10.5pt" style:font-size-complex="10.5pt"/>
    </style:style>
    <style:style style:name="P12" style:family="paragraph" style:parent-style-name="Standard">
      <style:paragraph-properties style:line-height-at-least="0.635cm"/>
      <style:text-properties fo:color="#fcfcfa" loext:opacity="100%" style:font-name="Droid Sans Mono" fo:font-size="10.5pt" fo:font-weight="normal" officeooo:paragraph-rsid="001a45ab" fo:background-color="#2d2a2e" style:font-size-asian="10.5pt" style:font-size-complex="10.5pt"/>
    </style:style>
    <style:style style:name="P13" style:family="paragraph" style:parent-style-name="Standard">
      <style:text-properties fo:color="#ff6188" loext:opacity="100%" style:font-name="Droid Sans Mono" fo:font-size="10.5pt" fo:language="de" fo:country="DE" style:text-underline-style="none" fo:font-weight="normal" officeooo:rsid="0016977b" officeooo:paragraph-rsid="00155499" fo:background-color="#2d2a2e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language="de" fo:country="DE" officeooo:paragraph-rsid="001d87ba"/>
    </style:style>
    <style:style style:name="P15" style:family="paragraph" style:parent-style-name="Standard">
      <style:text-properties fo:language="de" fo:country="DE" style:text-underline-style="solid" style:text-underline-width="auto" style:text-underline-color="font-color" fo:font-weight="bold" officeooo:rsid="00155499" officeooo:paragraph-rsid="00155499" style:font-weight-asian="bold" style:font-weight-complex="bold"/>
    </style:style>
    <style:style style:name="P16" style:family="paragraph" style:parent-style-name="Standard">
      <style:text-properties fo:language="de" fo:country="DE" style:text-underline-style="none" fo:font-weight="normal" officeooo:rsid="00155499" officeooo:paragraph-rsid="00155499" style:font-weight-asian="normal" style:font-weight-complex="normal"/>
    </style:style>
    <style:style style:name="P17" style:family="paragraph" style:parent-style-name="Text_20_body" style:list-style-name="L1">
      <style:paragraph-properties fo:margin-top="0cm" fo:margin-bottom="0cm" style:contextual-spacing="false" fo:padding="0.049cm" fo:border="0.06pt solid #393e40"/>
      <style:text-properties fo:language="de" fo:country="DE"/>
    </style:style>
    <style:style style:name="P18" style:family="paragraph" style:parent-style-name="Text_20_body" style:list-style-name="L1">
      <style:paragraph-properties fo:padding="0.049cm" fo:border="0.06pt solid #393e40"/>
      <style:text-properties fo:language="de" fo:country="DE"/>
    </style:style>
    <style:style style:name="P19" style:family="paragraph" style:parent-style-name="Text_20_body" style:list-style-name="L2">
      <style:paragraph-properties fo:margin-top="0cm" fo:margin-bottom="0cm" style:contextual-spacing="false" fo:padding="0.049cm" fo:border="0.06pt solid #393e40"/>
      <style:text-properties fo:language="de" fo:country="DE"/>
    </style:style>
    <style:style style:name="P20" style:family="paragraph" style:parent-style-name="Text_20_body" style:list-style-name="L2">
      <style:paragraph-properties fo:padding="0.049cm" fo:border="0.06pt solid #393e40"/>
      <style:text-properties fo:language="de" fo:country="DE"/>
    </style:style>
    <style:style style:name="T1" style:family="text">
      <style:text-properties officeooo:rsid="001426ba"/>
    </style:style>
    <style:style style:name="T2" style:family="text">
      <style:text-properties officeooo:rsid="00155499"/>
    </style:style>
    <style:style style:name="T3" style:family="text">
      <style:text-properties fo:color="#ff6188" loext:opacity="100%"/>
    </style:style>
    <style:style style:name="T4" style:family="text">
      <style:text-properties officeooo:rsid="0019962c"/>
    </style:style>
    <style:style style:name="T5" style:family="text">
      <style:text-properties officeooo:rsid="001b8ab7"/>
    </style:style>
    <style:style style:name="T6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#0d1117" loext:char-shading-value="0"/>
    </style:style>
    <style:style style:name="T7" style:family="text">
      <style:text-properties fo:font-variant="normal" fo:text-transform="none" fo:color="#ffffff" loext:opacity="100%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#0d1117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36205767" text:style-name="L1">
        <text:list-item>
          <text:p text:style-name="P17">Sayfalarımız modern ve kullanıcı dostu bir arayüze sahiptir.</text:p>
        </text:list-item>
        <text:list-item>
          <text:p text:style-name="P17">Web sayfamızda doğa ve turizm konseptine uygun görseller kullanıyoruz.</text:p>
        </text:list-item>
        <text:list-item>
          <text:p text:style-name="P17">Kolay kullanılabilir menülerimiz sayesinde kullanıcılar sayfalarımız arasında rahatça gezinebilir.</text:p>
        </text:list-item>
        <text:list-item>
          <text:p text:style-name="P17">Sayfalarımız mobil cihazlarla uyumlu olduğundan, tüm kullanıcılarımız web sayfamıza kolayca erişebilir.</text:p>
        </text:list-item>
        <text:list-item>
          <text:p text:style-name="P17">Renklerimiz doğa ve turizm konseptine uygun olarak özenle seçilmiştir.</text:p>
        </text:list-item>
        <text:list-item>
          <text:p text:style-name="P18">Sayfalarımızda doğaya duyarlı bir yaklaşımı yansıtmak için minimal ve şık bir tasarım kullanıyoruz.</text:p>
        </text:list-item>
      </text:list>
      <text:p text:style-name="P14"><text:a xlink:type="simple" xlink:href="https://omerfkgoze.github.io/outdoorsForDCI/" text:style-name="Internet_20_link" text:visited-style-name="Visited_20_Internet_20_Link"><text:span text:style-name="T7">https://omerfkgoze.github.io/outdoorsForDCI/</text:span></text:a></text:p>
      <text:p text:style-name="P14">- In diesem Abschnitt werde ich <text:span text:style-name="T1">euch</text:span> kurz über das Projekt informieren.</text:p>
      <text:p text:style-name="P1">- Es besteht aus den 3 Teilen „Konzept“, „Design“ und „Nützlichkeit“.</text:p>
      <text:p text:style-name="P1"/>
      <text:p text:style-name="P1">- <text:span text:style-name="T1">Z</text:span>uerst, <text:span text:style-name="T1">d</text:span>as Logo unseres Projekts.</text:p>
      <text:p text:style-name="P1"/>
      <text:p text:style-name="P2">KONZEPT</text:p>
      <text:p text:style-name="P1">- Hier gibt es kurze Informationen über die Webseite und die Farbpalette.</text:p>
      <text:p text:style-name="P4"/>
      <text:list xml:id="list965941101" text:style-name="L2">
        <text:list-item>
          <text:p text:style-name="P19">Unsere Seiten verfügen über eine moderne und benutzerfreundliche Benutzeroberfläche.</text:p>
        </text:list-item>
        <text:list-item>
          <text:p text:style-name="P19"><text:span text:style-name="T1">Ich</text:span> verwende Bilder, die dem Konzept der Natur und des Tourismus entsprechen.</text:p>
        </text:list-item>
        <text:list-item>
          <text:p text:style-name="P19">Dank unserer einfach zu bedienenden Menüs können Benutzer problemlos zwischen unseren Seiten navigieren.</text:p>
        </text:list-item>
        <text:list-item>
          <text:p text:style-name="P19"><text:span text:style-name="T1">Meine</text:span> Seite <text:span text:style-name="T1">ist</text:span> für Mobilgeräte geeignet, sodass alle unsere Benutzer leicht auf <text:span text:style-name="T1">meine</text:span> Website zugreifen können.</text:p>
        </text:list-item>
        <text:list-item>
          <text:p text:style-name="P20"><text:span text:style-name="T1">Ich</text:span> verwende ein minimales und elegantes Design, um eine umweltfreundliche Herangehensweise an die Natur auf <text:span text:style-name="T1">meine</text:span> Seite widerzuspiegeln.</text:p>
        </text:list-item>
      </text:list>
      <text:p text:style-name="P5">- <text:span text:style-name="T1">Meine</text:span> Farben wurden sorgfältig passend zum Konzept der Natur und des Tourismus ausgewählt.</text:p>
      <text:p text:style-name="P5"/>
      <text:p text:style-name="P2">DESIGN</text:p>
      <text:p text:style-name="P6">- In diesem Abschnitt werden wir die Website Stück für Stück untersuchen.</text:p>
      <text:p text:style-name="P6">- Einfaches Aussehen. Es gibt auch eine Button, die den Benutzer zu Touren führt.</text:p>
      <text:p text:style-name="P6">- Unser Hauptbereich (Hero Section), in dem der Benutzer die Touren überprüfen kann.</text:p>
      <text:p text:style-name="P6"/>
      <text:p text:style-name="P2">Nützlichkeit</text:p>
      <text:p text:style-name="P6">- Wir fahren fort, indem wir die Abschnitte "Menü" und "<text:span text:style-name="T2">Footer</text:span>" untersuchen.</text:p>
      <text:p text:style-name="P6">- Wir sehen eine <text:span text:style-name="T2">fixed</text:span> Menü-<text:span text:style-name="T2">Button </text:span>in der oberen rechten Ecke der Seite. Ich habe diese <text:span text:style-name="T2">Button</text:span> mit der Checkbox-Methode erstellt.</text:p>
      <text:p text:style-name="P6"/>
      <text:p text:style-name="P6">- Die Seite endet mit einer einfachen <text:span text:style-name="T2">Footer</text:span>.</text:p>
      <text:p text:style-name="P6"/>
      <text:p text:style-name="P6">- So sehen wir die Website auf Mobilgeräten.</text:p>
      <text:p text:style-name="P3">KÜCHE</text:p>
      <text:p text:style-name="P7">- Auf der linken Seite sehen Sie einen CSS-Code, den ich verwende. Wir werden es in Kürze gemeinsam prüfen.</text:p>
      <text:p text:style-name="P7"/>
      <text:p text:style-name="P3">SOURCES</text:p>
      <text:p text:style-name="P7">- Ich habe alle möglichen Informationen von der MDN-Seite erhalten. Ich empfehle es Ihnen.</text:p>
      <text:p text:style-name="P7">-Sie können auch meine anderen Projekte auf meinem Github-Profil sehen.</text:p>
      <text:p text:style-name="P7"><text:soft-page-break/></text:p>
      <text:p text:style-name="P13"/>
      <text:p text:style-name="P13">Ich habe auf meiner Website hauptsächlich CSS-Animationen verwendet und mich auf diesen Bereich konzentriert.</text:p>
      <text:p text:style-name="P9"/>
      <text:p text:style-name="P9">Es gibt eine Tafel <text:span text:style-name="T5">oder Panel</text:span> mit Tourplänen.</text:p>
      <text:p text:style-name="P9"/>
      <text:p text:style-name="P9"><text:span text:style-name="T3">&gt;</text:span> işareti direkt elemanı seçer</text:p>
      <text:p text:style-name="P10">wählt das direkte Element aus</text:p>
      <text:p text:style-name="P9"/>
      <text:p text:style-name="P12"><text:span text:style-name="T3">~</text:span> işareti el<text:span text:style-name="T4">e</text:span>mandan sonraki tüm kardeşlerini seçer</text:p>
      <text:p text:style-name="P12">wählt alle Geschwister nach dem Element aus</text:p>
      <text:p text:style-name="P12"/>
      <text:p text:style-name="P11"><text:span text:style-name="T3">+</text:span> işareti elemandan sonraki ilk kardeşini seçer</text:p>
      <text:p text:style-name="P11">wählt das erste Geschwister nach dem Element aus</text:p>
      <text:p text:style-name="P11"/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20:43:03.483955633</meta:creation-date>
    <dc:date>2023-05-08T13:49:42.656569015</dc:date>
    <meta:editing-duration>PT1H30M15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391" meta:character-count="2659" meta:non-whitespace-character-count="2319"/>
  </office:meta>
</office:document-meta>
</file>